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Black" svg:font-family="'Roboto Black'" style:font-adornments="Black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91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style:font-name="Roboto Black" fo:font-size="88pt" fo:font-weight="900" style:font-size-asian="18pt" style:font-size-complex="18pt"/>
    </style:style>
    <style:style style:name="P2" style:family="paragraph">
      <loext:graphic-properties draw:fill="none" draw:fill-color="#ffffff"/>
      <style:text-properties style:font-name="Roboto Black" fo:font-size="88pt" fo:font-weight="900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style:font-name="Roboto Black" fo:font-size="88pt" fo:font-weight="9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6.4cm" svg:height="6.161cm" svg:x="1.2cm" svg:y="6.8cm">
          <draw:text-box>
            <text:p text:style-name="P1"><text:span text:style-name="T1">Spine Sensor</text:span></text:p>
          </draw:text-box>
        </draw:frame>
        <draw:frame draw:style-name="gr2" draw:text-style-name="P3" draw:layer="layout" svg:width="11.4cm" svg:height="1.725cm" svg:x="5.6cm" svg:y="11.8cm">
          <draw:text-box>
            <text:p>dio cantante sta roba non mi interessa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Black" svg:font-family="'Roboto Black'" style:font-adornments="Black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it" fo:country="I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0T10:22:17.390440967</meta:creation-date>
    <dc:date>2016-05-30T10:40:50.773658790</dc:date>
    <meta:editing-duration>PT8M13S</meta:editing-duration>
    <meta:editing-cycles>1</meta:editing-cycles>
    <meta:document-statistic meta:object-count="29"/>
    <meta:generator>LibreOffice/5.1.3.2$Linux_X86_64 LibreOffice_project/10m0$Build-2</meta:generator>
  </office:meta>
</office:document-meta>
</file>